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P1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.104cm" svg:height="0.7cm" svg:x="2.396cm" svg:y="1.3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0.9cm" svg:y1="1.7cm" svg:x2="0cm" svg:y2="1.7cm" draw:start-shape="id1" draw:end-shape="id2" draw:end-glue-point="10" svg:d="M900 1700h-900" svg:viewBox="0 0 901 1">
          <text:p/>
        </draw:connector>
        <draw:connector draw:style-name="gr3" draw:text-style-name="P2" draw:layer="layout" svg:x1="4.696cm" svg:y1="1.7cm" svg:x2="3.5cm" svg:y2="1.7cm" draw:start-shape="id3" draw:end-shape="id4" draw:end-glue-point="1" svg:d="M4696 1700h-1196" svg:viewBox="0 0 1197 1">
          <text:p/>
        </draw:connector>
        <draw:custom-shape draw:style-name="gr4" draw:text-style-name="P3" xml:id="id2" draw:id="id2" draw:layer="layout" svg:width="0.6cm" svg:height="0.6cm" svg:x="-0.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424cm" svg:x="-0.1cm" svg:y="1.1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908cm" svg:height="0.424cm" svg:x="2.49cm" svg:y="1.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4" xml:id="id8" draw:id="id8" draw:layer="layout" svg:width="0.2cm" svg:height="0.2cm" svg:x="3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0.6cm" svg:height="0.6cm" svg:x="6.46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674cm" svg:x="5.822cm" svg:y="1.1cm">
          <draw:text-box>
            <text:p><text:span text:style-name="T1">+</text:span></text:p>
          </draw:text-box>
        </draw:frame>
        <draw:frame draw:style-name="gr8" draw:text-style-name="P5" draw:layer="layout" svg:width="0.714cm" svg:height="0.674cm" svg:x="6.622cm" svg:y="0.7cm">
          <draw:text-box>
            <text:p><text:span text:style-name="T1">+</text:span></text:p>
          </draw:text-box>
        </draw:frame>
        <draw:custom-shape draw:style-name="gr1" draw:text-style-name="P1" xml:id="id3" draw:id="id3" draw:layer="layout" svg:width="1.104cm" svg:height="0.7cm" svg:x="4.696cm" svg:y="1.3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25cm" svg:height="0.424cm" svg:x="4.79cm" svg:y="1.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3" draw:text-style-name="P2" draw:layer="layout" svg:x1="6.461cm" svg:y1="1.7cm" svg:x2="5.8cm" svg:y2="1.7cm" draw:start-shape="id5" draw:start-glue-point="6" draw:end-shape="id3" draw:end-glue-point="1" svg:d="M6461 1700h-661" svg:viewBox="0 0 662 1">
          <text:p/>
        </draw:connector>
        <draw:connector draw:style-name="gr3" draw:text-style-name="P2" draw:layer="layout" svg:x1="7.661cm" svg:y1="1.701cm" svg:x2="7.061cm" svg:y2="1.7cm" draw:start-shape="id6" draw:start-glue-point="6" draw:end-shape="id5" draw:end-glue-point="10" svg:d="M7661 1701h-299v-1h-301" svg:viewBox="0 0 601 2">
          <text:p/>
        </draw:connector>
        <draw:connector draw:style-name="gr2" draw:text-style-name="P2" draw:layer="layout" svg:x1="6.761cm" svg:y1="1.4cm" svg:x2="5.8cm" svg:y2="0.4cm" draw:start-shape="id5" draw:start-glue-point="4" draw:end-shape="id7" svg:d="M6761 1400v-1000h-961" svg:viewBox="0 0 962 1001">
          <text:p/>
        </draw:connector>
        <draw:custom-shape draw:style-name="gr7" draw:text-style-name="P3" xml:id="id6" draw:id="id6" draw:layer="layout" svg:width="0.6cm" svg:height="0.6cm" svg:x="7.66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14cm" svg:height="0.674cm" svg:x="7.022cm" svg:y="1.101cm">
          <draw:text-box>
            <text:p><text:span text:style-name="T1">+</text:span></text:p>
          </draw:text-box>
        </draw:frame>
        <draw:frame draw:style-name="gr8" draw:text-style-name="P5" draw:layer="layout" svg:width="0.714cm" svg:height="0.674cm" svg:x="7.822cm" svg:y="0.701cm">
          <draw:text-box>
            <text:p><text:span text:style-name="T1">+</text:span></text:p>
          </draw:text-box>
        </draw:frame>
        <draw:frame draw:style-name="gr5" draw:text-style-name="P2" draw:layer="layout" svg:width="0.849cm" svg:height="0.424cm" svg:x="8.651cm" svg:y="1.1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2" draw:text-style-name="P2" draw:layer="layout" svg:x1="7.961cm" svg:y1="1.401cm" svg:x2="7.96cm" svg:y2="0.301cm" draw:start-shape="id6" draw:start-glue-point="4" svg:d="M7961 1401v-809h-1v-291" svg:viewBox="0 0 2 1101">
          <text:p/>
        </draw:connector>
        <draw:frame draw:style-name="gr5" draw:text-style-name="P2" draw:layer="layout" svg:width="0.832cm" svg:height="0.424cm" svg:x="7.9cm" svg:y="0.3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" draw:text-style-name="P1" xml:id="id7" draw:id="id7" draw:layer="layout" svg:width="1.104cm" svg:height="0.7cm" svg:x="4.696cm" svg:y="0.0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896cm" svg:height="0.424cm" svg:x="4.79cm" svg:y="0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2" draw:text-style-name="P2" draw:layer="layout" svg:x1="4.696cm" svg:y1="0.4cm" svg:x2="4cm" svg:y2="1.6cm" draw:start-shape="id7" draw:start-glue-point="3" draw:end-shape="id8" draw:end-glue-point="4" svg:d="M4696 400h-696v1200" svg:viewBox="0 0 697 1201">
          <text:p/>
        </draw:connector>
        <draw:connector draw:style-name="gr3" draw:text-style-name="P2" draw:layer="layout" svg:x1="9.5cm" svg:y1="1.7cm" svg:x2="8.261cm" svg:y2="1.701cm" draw:start-shape="id9" draw:end-shape="id6" draw:end-glue-point="10" svg:d="M9500 1700h-610v1h-629" svg:viewBox="0 0 1240 2">
          <text:p/>
        </draw:connector>
        <draw:custom-shape draw:style-name="gr4" draw:text-style-name="P3" xml:id="id9" draw:id="id9" draw:layer="layout" svg:width="0.6cm" svg:height="0.6cm" svg:x="9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0" draw:id="id10" draw:layer="layout" svg:width="0.2cm" svg:height="0.2cm" svg:x="8.7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0.6cm" svg:height="0.6cm" svg:x="0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396cm" svg:y1="1.7cm" svg:x2="1.5cm" svg:y2="1.7cm" draw:start-shape="id4" draw:start-glue-point="3" draw:end-shape="id1" draw:end-glue-point="10" svg:d="M2396 1700h-896" svg:viewBox="0 0 897 1">
          <text:p/>
        </draw:connector>
        <draw:frame draw:style-name="gr5" draw:text-style-name="P2" draw:layer="layout" svg:width="0.802cm" svg:height="0.424cm" svg:x="1.401cm" svg:y="1.1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0.714cm" svg:height="0.674cm" svg:x="0.222cm" svg:y="1.601cm">
          <draw:text-box>
            <text:p><text:span text:style-name="T1">+</text:span></text:p>
          </draw:text-box>
        </draw:frame>
        <draw:connector draw:style-name="gr2" draw:text-style-name="P2" draw:layer="layout" svg:x1="1.2cm" svg:y1="2cm" svg:x2="8.8cm" svg:y2="1.8cm" draw:start-shape="id1" draw:start-glue-point="8" draw:end-shape="id10" draw:end-glue-point="8" svg:d="M1200 2000v519h7600v-719" svg:viewBox="0 0 7601 720">
          <text:p/>
        </draw:connector>
        <draw:frame draw:style-name="gr8" draw:text-style-name="P5" draw:layer="layout" svg:width="0.714cm" svg:height="0.674cm" svg:x="1.122cm" svg:y="1.901cm">
          <draw:text-box>
            <text:p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23T09:25:33.649789683</dc:date>
    <meta:editing-duration>PT38M48S</meta:editing-duration>
    <meta:editing-cycles>16</meta:editing-cycles>
    <meta:generator>LibreOffice/5.4.6.2$Linux_X86_64 LibreOffice_project/4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2/content.xml><?xml version="1.0" encoding="utf-8"?>
<math xmlns="http://www.w3.org/1998/Math/MathML" display="block">
  <semantics>
    <mrow>
      <mi>R</mi>
      <mrow>
        <mo fence="true" stretchy="false">(</mo>
        <mrow>
          <mi>s</mi>
        </mrow>
        <mo fence="true" stretchy="false">)</mo>
      </mrow>
    </mrow>
    <annotation encoding="StarMath 5.0">R (s)</annotation>
  </semantics>
</math>
</file>

<file path=Object 3/content.xml><?xml version="1.0" encoding="utf-8"?>
<math xmlns="http://www.w3.org/1998/Math/MathML" display="block">
  <semantics>
    <mrow>
      <mi mathvariant="normal">Δ</mi>
      <mrow>
        <mo fence="true" stretchy="false">(</mo>
        <mrow>
          <mi>s</mi>
        </mrow>
        <mo fence="true" stretchy="false">)</mo>
      </mrow>
    </mrow>
    <annotation encoding="StarMath 5.0">%DELTA (s)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5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d</mi>
      <mrow>
        <mo fence="true" stretchy="false">(</mo>
        <mrow>
          <mi>t</mi>
        </mrow>
        <mo fence="true" stretchy="false">)</mo>
      </mrow>
    </mrow>
    <annotation encoding="StarMath 5.0">d( t )</annotation>
  </semantics>
</math>
</file>